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0.1854in"/>
    </style:style>
    <style:style style:name="ro1" style:family="table-row">
      <style:table-row-properties style:row-height="0.7665in" fo:break-before="auto" style:use-optimal-row-height="false"/>
    </style:style>
    <style:style style:name="ro2" style:family="table-row">
      <style:table-row-properties style:row-height="7.928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2" style:family="table-cell" style:parent-style-name="Default">
      <style:table-cell-properties fo:border-bottom="none" fo:background-color="#dde8cb" fo:border-left="0.74pt solid #ff0000" fo:border-right="none" fo:border-top="0.74pt solid #ff0000" style:vertical-align="top"/>
    </style:style>
    <style:style style:name="ce3" style:family="table-cell" style:parent-style-name="Default">
      <style:table-cell-properties fo:border-bottom="0.74pt solid #ff0000" fo:background-color="transparent" fo:border-left="0.74pt solid #ff0000" fo:border-right="none" fo:border-top="none" style:vertical-align="top"/>
    </style:style>
    <style:style style:name="ce4" style:family="table-cell" style:parent-style-name="Default">
      <style:table-cell-properties fo:border="none" style:vertical-align="top"/>
    </style:style>
    <style:style style:name="ce5" style:family="table-cell" style:parent-style-name="Default">
      <style:table-cell-properties fo:border-bottom="none" fo:background-color="#ffd7d7" fo:border-left="0.74pt solid #ff0000" fo:border-right="0.74pt solid #ff0000" fo:border-top="0.74pt solid #ff0000" style:vertical-align="top"/>
    </style:style>
    <style:style style:name="ce6" style:family="table-cell" style:parent-style-name="Default">
      <style:table-cell-properties fo:border-bottom="none" fo:background-color="#dde8cb" fo:border-left="0.74pt solid #ff0000" fo:border-right="0.74pt solid #ff0000" fo:border-top="none" style:vertical-align="top"/>
    </style:style>
    <style:style style:name="ce7" style:family="table-cell" style:parent-style-name="Default">
      <style:table-cell-properties fo:border-bottom="0.74pt solid #ff0000" fo:border-left="0.74pt solid #ff0000" fo:border-right="none" fo:border-top="none" style:vertical-align="top"/>
    </style:style>
    <style:style style:name="ce8" style:family="table-cell" style:parent-style-name="Default">
      <style:table-cell-properties style:vertical-align="top"/>
      <style:text-properties fo:color="#c9211e"/>
    </style:style>
    <style:style style:name="ce9" style:family="table-cell" style:parent-style-name="Default">
      <style:table-cell-properties fo:border-bottom="none" fo:background-color="transparent" fo:border-left="none" fo:border-right="none" fo:border-top="0.74pt solid #ff0000" style:vertical-align="top"/>
    </style:style>
    <style:style style:name="ce10" style:family="table-cell" style:parent-style-name="Default">
      <style:table-cell-properties fo:border-bottom="0.74pt solid #ff0000" fo:border-left="none" fo:border-right="0.74pt solid #ff0000" fo:border-top="none" style:vertical-align="top"/>
    </style:style>
    <style:style style:name="ce11" style:family="table-cell" style:parent-style-name="Default">
      <style:table-cell-properties fo:background-color="#dde8cb" style:vertical-align="top"/>
    </style:style>
    <style:style style:name="ce12" style:family="table-cell" style:parent-style-name="Default">
      <style:table-cell-properties style:vertical-align="top"/>
    </style:style>
    <style:style style:name="ce13" style:family="table-cell" style:parent-style-name="Default">
      <style:table-cell-properties fo:background-color="#eeeeee" fo:border="none" style:vertical-align="top"/>
    </style:style>
    <style:style style:name="ce14" style:family="table-cell" style:parent-style-name="Default">
      <style:table-cell-properties fo:background-color="#dde8cb" fo:border="none" style:vertical-align="top"/>
    </style:style>
    <style:style style:name="ce15" style:family="table-cell" style:parent-style-name="Default">
      <style:table-cell-properties fo:border-bottom="0.74pt solid #ff0000" fo:border-left="none" fo:border-right="0.74pt solid #ff0000" fo:border-top="0.74pt solid #ff0000" style:vertical-align="top"/>
    </style:style>
    <style:style style:name="ce16" style:family="table-cell" style:parent-style-name="Default">
      <style:table-cell-properties fo:border-bottom="0.74pt solid #ff0000" fo:background-color="#ffd7d7" fo:border-left="none" fo:border-right="0.74pt solid #ff0000" fo:border-top="0.74pt solid #ff0000" style:vertical-align="top"/>
    </style:style>
    <style:style style:name="ce17" style:family="table-cell" style:parent-style-name="Default">
      <style:table-cell-properties fo:background-color="transparent" style:vertical-align="top"/>
    </style:style>
    <style:style style:name="ce18" style:family="table-cell" style:parent-style-name="Default">
      <style:table-cell-properties fo:background-color="#eeeeee" style:vertical-align="top"/>
    </style:style>
    <style:style style:name="ce19" style:family="table-cell" style:parent-style-name="Default">
      <style:table-cell-properties fo:background-color="#ffd7d7" fo:border="0.74pt solid #ff0000" style:vertical-align="top"/>
    </style:style>
    <style:style style:name="ce20" style:family="table-cell" style:parent-style-name="Default">
      <style:table-cell-properties fo:background-color="transparent" fo:border="none" style:vertical-align="top"/>
    </style:style>
    <style:style style:name="ce21" style:family="table-cell" style:parent-style-name="Default">
      <style:table-cell-properties fo:border-bottom="none" fo:border-left="0.74pt solid #ff0000" fo:border-right="none" fo:border-top="0.74pt solid #ff0000" style:vertical-align="top"/>
    </style:style>
    <style:style style:name="ce22" style:family="table-cell" style:parent-style-name="Default">
      <style:table-cell-properties fo:border-bottom="none" fo:border-left="0.74pt solid #ff0000" fo:border-right="none" fo:border-top="none" style:vertical-align="top"/>
    </style:style>
    <style:style style:name="ce23" style:family="table-cell" style:parent-style-name="Default">
      <style:table-cell-properties fo:border-bottom="none" fo:background-color="transparent" fo:border-left="0.74pt solid #ff0000" fo:border-right="0.74pt solid #ff0000" fo:border-top="0.74pt solid #ff0000" style:vertical-align="top"/>
    </style:style>
    <style:style style:name="ce24" style:family="table-cell" style:parent-style-name="Default">
      <style:table-cell-properties fo:border-bottom="0.74pt solid #ff0000" fo:background-color="#ffd7d7" fo:border-left="0.74pt solid #ff0000" fo:border-right="0.74pt solid #ff0000" fo:border-top="none" style:vertical-align="top"/>
    </style:style>
    <style:style style:name="ce25" style:family="table-cell" style:parent-style-name="Default">
      <style:table-cell-properties fo:border-bottom="none" fo:background-color="transparent" fo:border-left="none" fo:border-right="0.74pt solid #ff0000" fo:border-top="0.74pt solid #ff0000" style:vertical-align="top"/>
    </style:style>
    <style:style style:name="ce26" style:family="table-cell" style:parent-style-name="Default">
      <style:table-cell-properties fo:border-bottom="none" fo:background-color="#dde8cb" fo:border-left="none" fo:border-right="0.74pt solid #ff0000" fo:border-top="none" style:vertical-align="top"/>
    </style:style>
    <style:style style:name="ce27" style:family="table-cell" style:parent-style-name="Default">
      <style:table-cell-properties fo:border-bottom="0.74pt solid #ff0000" fo:background-color="#ffd7d7" fo:border-left="none" fo:border-right="0.74pt solid #ff0000" fo:border-top="none" style:vertical-align="to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number-columns-repeated="4" table:default-cell-style-name="ce12"/>
        <table:table-column table:style-name="co1" table:default-cell-style-name="Default"/>
        <table:table-column table:style-name="co1" table:default-cell-style-name="ce11"/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>
            <text:p>memory1</text:p>
          </table:table-cell>
          <table:table-cell/>
          <table:table-cell table:style-name="Default" table:number-columns-repeated="4"/>
          <table:table-cell/>
          <table:table-cell table:style-name="ce1" office:value-type="string" calcext:value-type="string">
            <text:p>memory2</text:p>
          </table:table-cell>
          <table:table-cell/>
          <table:table-cell office:value-type="string" calcext:value-type="string">
            <text:p><text:span text:style-name="T2">Jump: free</text:span></text:p>
            <text:p><text:span text:style-name="T2">Grapple: needs Jump</text:span></text:p>
            <text:p><text:span text:style-name="T2">Switch1: needs Grapple</text:span></text:p>
          </table:table-cell>
        </table:table-row>
        <table:table-row table:style-name="ro1">
          <table:table-cell/>
          <table:table-cell table:style-name="ce2" office:value-type="string" calcext:value-type="string">
            <text:p>8-3 <text:span text:style-name="T1">NW</text:span></text:p>
            <text:p>River</text:p>
            <text:p>[spin]</text:p>
          </table:table-cell>
          <table:table-cell table:style-name="ce9" office:value-type="string" calcext:value-type="string">
            <text:p><text:span text:style-name="T2">8-4 </text:span><text:span text:style-name="T3">N</text:span></text:p>
            <text:p>Farm</text:p>
          </table:table-cell>
          <table:table-cell table:style-name="ce16" office:value-type="string" calcext:value-type="string">
            <text:p><text:span text:style-name="T2">8-5 </text:span><text:span text:style-name="T3">N</text:span></text:p>
            <text:p>Chapel</text:p>
            <text:p><text:span text:style-name="T2">(Atropos)</text:span></text:p>
          </table:table-cell>
          <table:table-cell table:style-name="ce14" office:value-type="string" calcext:value-type="string">
            <text:p><text:span text:style-name="T2">3-8 </text:span><text:span text:style-name="T3">N</text:span></text:p>
            <text:p>Vault</text:p>
            <text:p>[memory3]</text:p>
          </table:table-cell>
          <table:table-cell table:style-name="ce19" office:value-type="string" calcext:value-type="string">
            <text:p><text:span text:style-name="T2">3-9 </text:span><text:span text:style-name="T3">NE</text:span></text:p>
            <text:p>Transit</text:p>
            <text:p>Shuttle</text:p>
            <text:p>(Fran)</text:p>
          </table:table-cell>
          <table:table-cell office:value-type="string" calcext:value-type="string">
            <text:p><text:span text:style-name="T2">6-3 </text:span><text:span text:style-name="T3">NW</text:span></text:p>
            <text:p>Surgery</text:p>
            <text:p>Room</text:p>
          </table:table-cell>
          <table:table-cell table:style-name="ce12" office:value-type="string" calcext:value-type="string">
            <text:p><text:span text:style-name="T2">6-4 </text:span><text:span text:style-name="T3">N</text:span></text:p>
            <text:p>Morgue</text:p>
          </table:table-cell>
          <table:table-cell table:style-name="ce23" office:value-type="string" calcext:value-type="string">
            <text:p>6-6 <text:span text:style-name="T1">NE</text:span></text:p>
            <text:p>Blood Bank</text:p>
          </table:table-cell>
          <table:table-cell/>
          <table:table-cell office:value-type="string" calcext:value-type="string">
            <text:p>Roll: needs Switch1</text:p>
            <text:p>Boost: needs Switch1</text:p>
            <text:p>Walljump: needs Boost</text:p>
            <text:p>Switch2: needs Roll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2">8-2 </text:span><text:span text:style-name="T3">W</text:span></text:p>
            <text:p>Waterfall</text:p>
          </table:table-cell>
          <table:table-cell table:style-name="ce10" office:value-type="string" calcext:value-type="string">
            <text:p>8-1 <text:span text:style-name="T1">S</text:span></text:p>
            <text:p>Squat House</text:p>
          </table:table-cell>
          <table:table-cell table:style-name="ce11" office:value-type="string" calcext:value-type="string">
            <text:p>3-3</text:p>
            <text:p>Postal +</text:p>
            <text:p>Maintenance</text:p>
            <text:p>[grapple]</text:p>
          </table:table-cell>
          <table:table-cell office:value-type="string" calcext:value-type="string">
            <text:p>3-4 <text:span text:style-name="T1">E</text:span></text:p>
            <text:p>PO Boxes</text:p>
          </table:table-cell>
          <table:table-cell table:style-name="ce20" office:value-type="string" calcext:value-type="string">
            <text:p>3-5 <text:span text:style-name="T1">W</text:span></text:p>
            <text:p>Arrivals</text:p>
            <text:p>Terminal</text:p>
          </table:table-cell>
          <table:table-cell office:value-type="string" calcext:value-type="string">
            <text:p>6-2 <text:span text:style-name="T1">E</text:span></text:p>
            <text:p>Emergency </text:p>
            <text:p>Room</text:p>
          </table:table-cell>
          <table:table-cell table:style-name="ce11" office:value-type="string" calcext:value-type="string">
            <text:p>6-5 <text:span text:style-name="T1">W</text:span></text:p>
            <text:p>Janitor </text:p>
            <text:p>Closet</text:p>
            <text:p>[max_en]</text:p>
          </table:table-cell>
          <table:table-cell table:style-name="ce24" office:value-type="string" calcext:value-type="string">
            <text:p><text:span text:style-name="T2">6-7 </text:span><text:span text:style-name="T3">SE</text:span></text:p>
            <text:p>Diagnostic</text:p>
            <text:p>Systems</text:p>
            <text:p>(Laura)</text:p>
          </table:table-cell>
          <table:table-cell/>
          <table:table-cell office:value-type="string" calcext:value-type="string">
            <text:p>Magnet: needs Switch2</text:p>
            <text:p>Max_en: needs Magnet or Walljump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3-6 </text:span><text:span text:style-name="T3">W</text:span></text:p>
            <text:p>Mail </text:p>
            <text:p>Disposal</text:p>
          </table:table-cell>
          <table:table-cell table:style-name="ce11" office:value-type="string" calcext:value-type="string">
            <text:p>3-7 <text:span text:style-name="T1">N</text:span></text:p>
            <text:p>Mail Sorting</text:p>
            <text:p>[walljump]</text:p>
          </table:table-cell>
          <table:table-cell office:value-type="string" calcext:value-type="string">
            <text:p>3-2</text:p>
            <text:p>Mail <text:span text:style-name="T4">+</text:span></text:p>
            <text:p>Arrivals</text:p>
          </table:table-cell>
          <table:table-cell table:style-name="ce18" office:value-type="string" calcext:value-type="string">
            <text:p><text:span text:style-name="T2">0-3 </text:span><text:span text:style-name="T3">S</text:span></text:p>
            <text:p><text:span text:style-name="T2">Post Office</text:span></text:p>
            <text:p><text:span text:style-name="T2">Save Point</text:span></text:p>
          </table:table-cell>
          <table:table-cell table:style-name="ce20" office:value-type="string" calcext:value-type="string">
            <text:p>3-1 +</text:p>
            <text:p>Shipping</text:p>
            <text:p>Debris</text:p>
          </table:table-cell>
          <table:table-cell office:value-type="string" calcext:value-type="string">
            <text:p>6-1 <text:span text:style-name="T1">S</text:span></text:p>
            <text:p>Waiting</text:p>
            <text:p>Room</text:p>
          </table:table-cell>
          <table:table-cell table:style-name="ce17" office:value-type="string" calcext:value-type="string">
            <text:p>5-4 +</text:p>
            <text:p>Residential</text:p>
            <text:p>Corridor</text:p>
          </table:table-cell>
          <table:table-cell office:value-type="string" calcext:value-type="string">
            <text:p><text:span text:style-name="T2">5-3 </text:span><text:span text:style-name="T3">NE</text:span></text:p>
            <text:p>Residential</text:p>
            <text:p>Maintenance</text:p>
            <text:p>[roll]</text:p>
          </table:table-cell>
          <table:table-cell/>
          <table:table-cell office:value-type="string" calcext:value-type="string">
            <text:p><text:span text:style-name="T2">Memory1: needs Walljump</text:span></text:p>
            <text:p><text:span text:style-name="T2">Memory2: needs Magnet</text:span></text:p>
            <text:p><text:span text:style-name="T2">Memory3: needs Magnet and Walljump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1-3 </text:span><text:span text:style-name="T3">W</text:span></text:p>
            <text:p><text:span text:style-name="T2">Waste</text:span></text:p>
            <text:p><text:span text:style-name="T2">Storage</text:span></text:p>
          </table:table-cell>
          <table:table-cell table:style-name="ce12" office:value-type="string" calcext:value-type="string">
            <text:p><text:span text:style-name="T2">1-2 +</text:span></text:p>
            <text:p><text:span text:style-name="T2">Storage</text:span></text:p>
          </table:table-cell>
          <table:table-cell office:value-type="string" calcext:value-type="string">
            <text:p><text:span text:style-name="T2">1-5 +</text:span></text:p>
            <text:p><text:span text:style-name="T2">Hangar</text:span></text:p>
          </table:table-cell>
          <table:table-cell table:style-name="ce11" office:value-type="string" calcext:value-type="string">
            <text:p><text:span text:style-name="T2">2-8 </text:span><text:span text:style-name="T3">N</text:span></text:p>
            <text:p><text:span text:style-name="T2">Deployment</text:span></text:p>
            <text:p><text:span text:style-name="T2">Corridor NW</text:span></text:p>
            <text:p><text:span text:style-name="T2">[boost]</text:span></text:p>
          </table:table-cell>
          <table:table-cell office:value-type="string" calcext:value-type="string">
            <text:p><text:span text:style-name="T2">2-3 +</text:span></text:p>
            <text:p><text:span text:style-name="T2">Shipping </text:span></text:p>
            <text:p><text:span text:style-name="T2">Lobby</text:span></text:p>
          </table:table-cell>
          <table:table-cell office:value-type="string" calcext:value-type="string">
            <text:p><text:span text:style-name="T2">2-6 </text:span><text:span text:style-name="T3">NE</text:span></text:p>
            <text:p><text:span text:style-name="T2">Deployment</text:span></text:p>
            <text:p><text:span text:style-name="T2">Corridor NE</text:span></text:p>
          </table:table-cell>
          <table:table-cell table:style-name="ce13" office:value-type="string" calcext:value-type="string">
            <text:p>0-5 <text:span text:style-name="T1">W</text:span></text:p>
            <text:p>Residential</text:p>
            <text:p>Save Point</text:p>
          </table:table-cell>
          <table:table-cell table:style-name="ce12" office:value-type="string" calcext:value-type="string">
            <text:p><text:span text:style-name="T2">5-2 </text:span><text:span text:style-name="T3">E</text:span></text:p>
            <text:p>Space-view</text:p>
            <text:p>Condos</text:p>
          </table:table-cell>
          <table:table-cell/>
          <table:table-cell office:value-type="string" calcext:value-type="string">
            <text:p>Spin: needs Memory1</text:p>
            <text:p>Heat_res: needs Memory2</text:p>
            <text:p>Key: needs Memory3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1-4 </text:span><text:span text:style-name="T3">SW</text:span></text:p>
            <text:p><text:span text:style-name="T2">Waste </text:span></text:p>
            <text:p><text:span text:style-name="T2">Disposal</text:span></text:p>
          </table:table-cell>
          <table:table-cell table:style-name="ce11" office:value-type="string" calcext:value-type="string">
            <text:p><text:span text:style-name="T2">1-1 </text:span><text:span text:style-name="T3">+</text:span></text:p>
            <text:p><text:span text:style-name="T2">Crossroads</text:span></text:p>
            <text:p><text:span text:style-name="T2">[jump]</text:span></text:p>
          </table:table-cell>
          <table:table-cell table:style-name="ce17" office:value-type="string" calcext:value-type="string">
            <text:p><text:span text:style-name="T2">1-6 +</text:span></text:p>
            <text:p><text:span text:style-name="T2">Maintenance</text:span></text:p>
            <text:p><text:span text:style-name="T2">Corridor</text:span></text:p>
          </table:table-cell>
          <table:table-cell office:value-type="string" calcext:value-type="string">
            <text:p><text:span text:style-name="T2">2-1 +</text:span></text:p>
            <text:p>Maintenance</text:p>
            <text:p>Lobby</text:p>
          </table:table-cell>
          <table:table-cell office:value-type="string" calcext:value-type="string">
            <text:p><text:span text:style-name="T2">2-2 +</text:span></text:p>
            <text:p><text:span text:style-name="T2">Central</text:span></text:p>
            <text:p><text:span text:style-name="T2">Park</text:span></text:p>
          </table:table-cell>
          <table:table-cell office:value-type="string" calcext:value-type="string">
            <text:p><text:span text:style-name="T2">2-5 +</text:span></text:p>
            <text:p><text:span text:style-name="T2">Residential</text:span></text:p>
            <text:p><text:span text:style-name="T2">Lobby</text:span></text:p>
          </table:table-cell>
          <table:table-cell table:style-name="ce12" office:value-type="string" calcext:value-type="string">
            <text:p>5-1 +</text:p>
            <text:p>Main Street</text:p>
          </table:table-cell>
          <table:table-cell office:value-type="string" calcext:value-type="string">
            <text:p><text:span text:style-name="T2">9-1 </text:span><text:span text:style-name="T3">E</text:span></text:p>
            <text:p>Cooling</text:p>
            <text:p>Reactor</text:p>
            <text:p>[memory2]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<text:span text:style-name="T2">7-5 </text:span><text:span text:style-name="T3">NW</text:span></text:p>
            <text:p><text:span text:style-name="T2">Subterranean</text:span></text:p>
            <text:p><text:span text:style-name="T2">Town</text:span></text:p>
            <text:p><text:span text:style-name="T2">(Narvi)</text:span></text:p>
          </table:table-cell>
          <table:table-cell table:style-name="ce13" office:value-type="string" calcext:value-type="string">
            <text:p><text:span text:style-name="T2">0-1 +</text:span></text:p>
            <text:p><text:span text:style-name="T2">Maintenance</text:span></text:p>
            <text:p><text:span text:style-name="T2">Save Point</text:span></text:p>
          </table:table-cell>
          <table:table-cell office:value-type="string" calcext:value-type="string">
            <text:p>1-7 <text:span text:style-name="T1">E</text:span></text:p>
            <text:p>Workshop</text:p>
          </table:table-cell>
          <table:table-cell office:value-type="string" calcext:value-type="string">
            <text:p><text:span text:style-name="T2">2-7 </text:span><text:span text:style-name="T3">SW</text:span></text:p>
            <text:p><text:span text:style-name="T2">Deployment</text:span></text:p>
            <text:p><text:span text:style-name="T2">Corridor SW</text:span></text:p>
          </table:table-cell>
          <table:table-cell office:value-type="string" calcext:value-type="string">
            <text:p><text:span text:style-name="T2">2-4 +</text:span></text:p>
            <text:p><text:span text:style-name="T2">Research </text:span></text:p>
            <text:p><text:span text:style-name="T2">Sanitation</text:span></text:p>
          </table:table-cell>
          <table:table-cell table:style-name="ce11" office:value-type="string" calcext:value-type="string">
            <text:p><text:span text:style-name="T2">2-9 S</text:span><text:span text:style-name="T3">E</text:span></text:p>
            <text:p><text:span text:style-name="T2">Deployment</text:span></text:p>
            <text:p><text:span text:style-name="T2">Corridor SE</text:span></text:p>
            <text:p><text:span text:style-name="T2">[switch2]</text:span></text:p>
          </table:table-cell>
          <table:table-cell table:style-name="ce21" office:value-type="string" calcext:value-type="string">
            <text:p><text:span text:style-name="T2">9-3 </text:span><text:span text:style-name="T3">W</text:span></text:p>
            <text:p>Aquatic</text:p>
            <text:p>Cave</text:p>
          </table:table-cell>
          <table:table-cell table:style-name="ce25" office:value-type="string" calcext:value-type="string">
            <text:p><text:span text:style-name="T2">9-4 </text:span><text:span text:style-name="T3">E</text:span></text:p>
            <text:p><text:span text:style-name="T2">Ice Lake</text:span>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<text:span text:style-name="T2">7-4 </text:span><text:span text:style-name="T3">W</text:span></text:p>
            <text:p><text:span text:style-name="T2">Mossy</text:span></text:p>
            <text:p><text:span text:style-name="T2">Cavern</text:span></text:p>
            <text:p><text:span text:style-name="T2">[heat_res]</text:span></text:p>
          </table:table-cell>
          <table:table-cell table:style-name="ce14" office:value-type="string" calcext:value-type="string">
            <text:p>7-1 <text:span text:style-name="T4">+</text:span></text:p>
            <text:p>Furnace</text:p>
            <text:p><text:span text:style-name="T2">[memory1]</text:span></text:p>
          </table:table-cell>
          <table:table-cell office:value-type="string" calcext:value-type="string">
            <text:p>4-2 <text:span text:style-name="T4">+</text:span></text:p>
            <text:p>Machinist</text:p>
            <text:p>Office</text:p>
          </table:table-cell>
          <table:table-cell table:style-name="ce11" office:value-type="string" calcext:value-type="string">
            <text:p>4-1 <text:span text:style-name="T1">N</text:span></text:p>
            <text:p>Machinist</text:p>
            <text:p>Acrobatics</text:p>
            <text:p>[switch1]</text:p>
          </table:table-cell>
          <table:table-cell table:style-name="ce18" office:value-type="string" calcext:value-type="string">
            <text:p>0-4 +</text:p>
            <text:p>Research</text:p>
            <text:p>Save Point</text:p>
          </table:table-cell>
          <table:table-cell table:style-name="ce17" office:value-type="string" calcext:value-type="string">
            <text:p>4-5 <text:span text:style-name="T1">NE</text:span></text:p>
            <text:p>Research</text:p>
            <text:p>Corridor</text:p>
          </table:table-cell>
          <table:table-cell table:style-name="ce22" office:value-type="string" calcext:value-type="string">
            <text:p>9-2 <text:span text:style-name="T1">W</text:span></text:p>
            <text:p>Ice Cavern</text:p>
          </table:table-cell>
          <table:table-cell table:style-name="ce26" office:value-type="string" calcext:value-type="string">
            <text:p><text:span text:style-name="T2">9-5 </text:span><text:span text:style-name="T3">E</text:span></text:p>
            <text:p>Escape Pod</text:p>
            <text:p>[key]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7" office:value-type="string" calcext:value-type="string">
            <text:p>7-3 <text:span text:style-name="T1">SW</text:span></text:p>
            <text:p>Tunnel</text:p>
          </table:table-cell>
          <table:table-cell table:style-name="ce15" office:value-type="string" calcext:value-type="string">
            <text:p><text:span text:style-name="T2">7-2 </text:span><text:span text:style-name="T3">S</text:span></text:p>
            <text:p>Cavern</text:p>
            <text:p>Entrance</text:p>
          </table:table-cell>
          <table:table-cell office:value-type="string" calcext:value-type="string">
            <text:p><text:span text:style-name="T2">4-6 </text:span><text:span text:style-name="T3">S</text:span></text:p>
            <text:p>Metaphysics</text:p>
            <text:p>Lab</text:p>
          </table:table-cell>
          <table:table-cell office:value-type="string" calcext:value-type="string">
            <text:p><text:span text:style-name="T2">4-4 </text:span><text:span text:style-name="T3">S</text:span></text:p>
            <text:p>Robotics</text:p>
            <text:p>Maze</text:p>
          </table:table-cell>
          <table:table-cell office:value-type="string" calcext:value-type="string">
            <text:p><text:span text:style-name="T2">4-3 </text:span><text:span text:style-name="T3">S</text:span></text:p>
            <text:p>AI</text:p>
            <text:p>Development</text:p>
          </table:table-cell>
          <table:table-cell table:style-name="ce14" office:value-type="string" calcext:value-type="string">
            <text:p><text:span text:style-name="T2">4-7 </text:span><text:span text:style-name="T3">S</text:span></text:p>
            <text:p>Research</text:p>
            <text:p>Maintenance</text:p>
            <text:p>[magnet]</text:p>
          </table:table-cell>
          <table:table-cell table:style-name="ce7" office:value-type="string" calcext:value-type="string">
            <text:p><text:span text:style-name="T2">4-8 </text:span><text:span text:style-name="T3">S</text:span></text:p>
            <text:p>Ludonarrative</text:p>
            <text:p>Lab</text:p>
          </table:table-cell>
          <table:table-cell table:style-name="ce27" office:value-type="string" calcext:value-type="string">
            <text:p><text:span text:style-name="T2">9-6 </text:span><text:span text:style-name="T3">SE</text:span></text:p>
            <text:p><text:span text:style-name="T2">Quantum</text:span></text:p>
            <text:p><text:span text:style-name="T2">Computer</text:span></text:p>
            <text:p><text:span text:style-name="T2">(Tsukiko)</text:span>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memory2</text:p>
          </table:table-cell>
          <table:table-cell/>
          <table:table-cell table:style-name="Default" table:number-columns-repeated="4"/>
          <table:table-cell/>
          <table:table-cell table:style-name="ce8" office:value-type="string" calcext:value-type="string">
            <text:p>memory3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21:06:40.121000000</meta:creation-date>
    <dc:date>2024-11-30T20:54:45.034000000</dc:date>
    <meta:editing-duration>PT23H48M3S</meta:editing-duration>
    <meta:editing-cycles>6</meta:editing-cycles>
    <meta:generator>LibreOffice/7.6.2.1$Windows_X86_64 LibreOffice_project/56f7684011345957bbf33a7ee678afaf4d2ba333</meta:generator>
    <meta:document-statistic meta:table-count="1" meta:cell-count="73" meta:object-count="0"/>
  </office:meta>
</office:document-meta>
</file>